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dash" draw:stroke-dash="Ultrafine_20_Dashed" draw:fill="none" draw:textarea-horizontal-align="justify" draw:textarea-vertical-align="middle" draw:auto-grow-height="false" fo:wrap-option="wrap"/>
    </style:style>
    <style:style style:name="gr3" style:family="graphic" style:parent-style-name="standard">
      <style:graphic-properties draw:textarea-horizontal-align="justify" draw:textarea-vertical-align="middle" draw:auto-grow-height="false" fo:wrap-option="wrap"/>
    </style:style>
    <style:style style:name="gr4" style:family="graphic" style:parent-style-name="objectwithoutfill">
      <style:graphic-properties svg:stroke-color="#e6e6e6" draw:marker-end="Arrow" draw:marker-end-width="0.3cm" draw:fill="none" draw:textarea-horizontal-align="center" draw:textarea-vertical-align="middle"/>
    </style:style>
    <style:style style:name="gr5" style:family="graphic" style:parent-style-name="objectwithoutfill">
      <style:graphic-properties draw:marker-start="Arrow" draw:marker-start-width="0.3cm" draw:marker-end="Arrow" draw:marker-end-width="0.3cm" draw:fill="none" draw:textarea-horizontal-align="right" draw:textarea-vertical-align="bottom"/>
    </style:style>
    <style:style style:name="gr6" style:family="graphic" style:parent-style-name="objectwithoutfill">
      <style:graphic-properties draw:marker-start="" draw:marker-start-width="0.3cm" draw:marker-end="Arrow" draw:marker-end-width="0.3cm" draw:fill="none" draw:textarea-horizontal-align="center" draw:textarea-vertical-align="middle"/>
    </style:style>
    <style:style style:name="gr7" style:family="graphic" style:parent-style-name="objectwithoutfill">
      <style:graphic-properties draw:marker-start="Arrow" draw:marker-start-width="0.3cm" draw:marker-end="" draw:marker-end-width="0.3cm" draw:fill="none" draw:textarea-horizontal-align="center" draw:textarea-vertical-align="middle"/>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objectwithoutfill">
      <style:graphic-properties draw:marker-end="Arrow" draw:marker-end-width="0.3cm" draw:fill="none" draw:textarea-horizontal-align="center" draw:textarea-vertical-align="middle"/>
    </style:style>
    <style:style style:name="gr10" style:family="graphic" style:parent-style-name="objectwithoutfill">
      <style:graphic-properties svg:stroke-color="#cccccc" draw:marker-start="Arrow" draw:marker-start-width="0.3cm" draw:marker-end="Arrow" draw:marker-end-width="0.3cm" draw:fill="none" draw:textarea-horizontal-align="center" draw:textarea-vertical-align="middle"/>
    </style:style>
    <style:style style:name="gr11"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2"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dash" draw:stroke-dash="Ultrafine_20_Dashed" draw:fill="none" draw:textarea-horizontal-align="justify" draw:textarea-vertical-align="top" draw:auto-grow-height="false"/>
    </style:style>
    <style:style style:name="gr16" style:family="graphic" style:parent-style-name="standard">
      <style:graphic-properties draw:textarea-horizontal-align="justify" draw:textarea-vertical-align="top" draw:auto-grow-height="false"/>
    </style:style>
    <style:style style:name="gr17" style:family="graphic" style:parent-style-name="standard">
      <style:graphic-properties draw:stroke="dash" draw:stroke-dash="Ultrafine_20_Dashed" draw:fill="none" draw:textarea-horizontal-align="justify" draw:textarea-vertical-align="middle" draw:auto-grow-height="false"/>
    </style:style>
    <style:style style:name="gr18" style:family="graphic" style:parent-style-name="objectwithoutfill">
      <style:graphic-properties svg:stroke-color="#c0c0c0" draw:marker-end="Arrow" draw:marker-end-width="0.3cm" draw:fill="none" draw:textarea-horizontal-align="center" draw:textarea-vertical-align="middle"/>
    </style:style>
    <style:style style:name="gr19" style:family="graphic" style:parent-style-name="standard">
      <style:graphic-properties svg:stroke-color="#c0c0c0" draw:fill="solid"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cccccc"/>
    </style:style>
    <style:style style:name="P3" style:family="paragraph">
      <style:paragraph-properties fo:text-align="center"/>
      <style:text-properties fo:font-family="Arial" style:font-family-generic="roman" style:font-pitch="variable" fo:font-size="10pt" style:font-family-asian="Arial" style:font-family-generic-asian="roman" style:font-pitch-asian="variable" style:font-size-asian="10pt" style:font-family-complex="Arial" style:font-family-generic-complex="roman" style:font-pitch-complex="variable" style:font-size-complex="5.69999980926514pt"/>
    </style:style>
    <style:style style:name="P4" style:family="paragraph">
      <style:text-properties fo:font-size="14pt" fo:font-weight="bold" style:font-size-asian="14pt" style:font-weight-asian="bold" style:font-size-complex="14pt" style:font-weight-complex="bold"/>
    </style:style>
    <style:style style:name="P5" style:family="paragraph">
      <style:paragraph-properties fo:text-align="center"/>
      <style:text-properties fo:color="#b3b3b3"/>
    </style:style>
    <style:style style:name="T1" style:family="text">
      <style:text-properties fo:color="#cccccc"/>
    </style:style>
    <style:style style:name="T2" style:family="text">
      <style:text-properties fo:font-family="Arial" style:font-family-generic="roman" style:font-pitch="variable" fo:font-size="10pt" style:font-family-asian="Arial" style:font-family-generic-asian="roman" style:font-pitch-asian="variable" style:font-size-asian="10pt" style:font-family-complex="Arial" style:font-family-generic-complex="roman" style:font-pitch-complex="variable" style:font-size-complex="5.69999980926514pt"/>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b3b3b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_25_20Chart">
        <draw:custom-shape draw:style-name="gr1" draw:text-style-name="P1" xml:id="id4" draw:id="id4" draw:layer="layout" svg:width="3.175cm" svg:height="1.27cm" svg:x="13.065cm" svg:y="9.625cm">
          <draw:glue-point draw:id="4" svg:x="-2.998cm" svg:y="5cm"/>
          <draw:glue-point draw:id="5" svg:x="3.001cm" svg:y="5cm"/>
          <text:p text:style-name="P1">Print Service</text:p>
          <draw:enhanced-geometry svg:viewBox="0 0 21600 21600" draw:type="rectangle" draw:enhanced-path="M 0 0 L 21600 0 21600 21600 0 21600 0 0 Z N"/>
        </draw:custom-shape>
        <draw:custom-shape draw:style-name="gr1" draw:text-style-name="P1" xml:id="id7" draw:id="id7" draw:layer="layout" svg:width="1.905cm" svg:height="1.905cm" svg:x="2.27cm" svg:y="9.308cm">
          <text:p text:style-name="P1">Printed</text:p>
          <text:p text:style-name="P1">Document</text:p>
          <draw:enhanced-geometry svg:viewBox="0 0 21600 21600" draw:glue-points="10800 0 0 10800 10800 21600 21600 10800" draw:text-areas="0 0 21600 ?f11" draw:type="paper" draw:modifiers="15922.35047219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xml:id="id5" draw:id="id5" draw:layer="layout" svg:width="3.175cm" svg:height="1.27cm" svg:x="13.065cm" svg:y="13.435cm">
          <draw:glue-point draw:id="4" svg:x="-2.998cm" svg:y="-5cm"/>
          <draw:glue-point draw:id="5" svg:x="3.001cm" svg:y="-5cm"/>
          <text:p text:style-name="P1">Renderer</text:p>
          <draw:enhanced-geometry svg:viewBox="0 0 21600 21600" draw:type="rectangle" draw:enhanced-path="M 0 0 L 21600 0 21600 21600 0 21600 0 0 Z N"/>
        </draw:custom-shape>
        <draw:custom-shape draw:style-name="gr1" draw:text-style-name="P1" xml:id="id10" draw:id="id10" draw:layer="layout" svg:width="1.905cm" svg:height="1.905cm" svg:x="9.89cm" svg:y="15.605cm">
          <text:p text:style-name="P1">F/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xml:id="id2" draw:id="id2" draw:layer="layout" svg:width="3.175cm" svg:height="1.27cm" svg:x="14.63cm" svg:y="2.27cm">
          <text:p text:style-name="P1"><text:span text:style-name="T1">JIRA Wait Service</text:span></text:p>
          <draw:enhanced-geometry svg:viewBox="0 0 21600 21600" draw:type="rectangle" draw:enhanced-path="M 0 0 L 21600 0 21600 21600 0 21600 0 0 Z N"/>
        </draw:custom-shape>
        <draw:custom-shape draw:style-name="gr1" draw:text-style-name="P1" xml:id="id1" draw:id="id1" draw:layer="layout" svg:width="2.54cm" svg:height="1.27cm" svg:x="22.59cm" svg:y="2.27cm">
          <text:p text:style-name="P1">JIRA</text:p>
          <draw:enhanced-geometry svg:viewBox="0 0 21600 21600" draw:type="rectangle" draw:enhanced-path="M 0 0 L 21600 0 21600 21600 0 21600 0 0 Z N"/>
        </draw:custom-shape>
        <draw:custom-shape draw:style-name="gr3" draw:text-style-name="P1" xml:id="id3" draw:id="id3" draw:layer="layout" svg:width="3.175cm" svg:height="1.27cm" svg:x="14.63cm" svg:y="4.81cm">
          <text:p text:style-name="P1">JIRA Poll Service</text:p>
          <draw:enhanced-geometry svg:viewBox="0 0 21600 21600" draw:type="rectangle" draw:enhanced-path="M 0 0 L 21600 0 21600 21600 0 21600 0 0 Z N"/>
        </draw:custom-shape>
        <draw:connector draw:style-name="gr4" draw:text-style-name="P2" draw:layer="layout" draw:type="line" svg:x1="22.59cm" svg:y1="2.905cm" svg:x2="17.805cm" svg:y2="2.905cm" draw:start-shape="id1" draw:start-glue-point="3" draw:end-shape="id2" draw:end-glue-point="1" svg:d="m22590 2905h-4785">
          <text:p text:style-name="P1"><text:span text:style-name="T1">Push</text:span></text:p>
          <text:p text:style-name="P1"><text:span text:style-name="T1">(HTTP POST)</text:span></text:p>
        </draw:connector>
        <draw:connector draw:style-name="gr5" draw:text-style-name="P3" draw:layer="layout" svg:x1="23.86cm" svg:y1="3.54cm" svg:x2="17.805cm" svg:y2="5.445cm" draw:start-shape="id1" draw:start-glue-point="2" draw:end-shape="id3" draw:end-glue-point="1" svg:d="m23860 3540v1905h-6055">
          <text:p text:style-name="P1"><text:span text:style-name="T2">Pull</text:span></text:p>
          <text:p text:style-name="P1"><text:span text:style-name="T2">(HTTP GET)</text:span></text:p>
        </draw:connector>
        <draw:custom-shape draw:style-name="gr1" draw:text-style-name="P1" xml:id="id8" draw:id="id8" draw:layer="layout" svg:width="3.175cm" svg:height="1.27cm" svg:x="7.985cm" svg:y="3.54cm">
          <text:p text:style-name="P1">Issue Processor</text:p>
          <draw:enhanced-geometry svg:viewBox="0 0 21600 21600" draw:text-areas="2540 0 19060 21600" draw:type="flowchart-predefined-process" draw:enhanced-path="M 0 0 L 21600 0 21600 21600 0 21600 Z N M 2540 0 L 2540 21600 N M 19060 0 L 19060 21600 N"/>
        </draw:custom-shape>
        <draw:custom-shape draw:style-name="gr3" draw:text-style-name="P1" xml:id="id9" draw:id="id9" draw:layer="layout" svg:width="2.54cm" svg:height="1.905cm" svg:x="2.27cm" svg:y="3.205cm">
          <text:p text:style-name="P1">Processed Issue Lo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6" draw:text-style-name="P1" draw:layer="layout" svg:x1="16.217cm" svg:y1="6.08cm" svg:x2="14.652cm" svg:y2="9.625cm" draw:start-shape="id3" draw:start-glue-point="2" draw:end-shape="id4" svg:d="m16217 6080v1773h-1565v1772">
          <text:p text:style-name="P1">HTTP POST</text:p>
          <text:p text:style-name="P1">(JSON)</text:p>
        </draw:connector>
        <draw:connector draw:style-name="gr7" draw:text-style-name="P1" draw:layer="layout" draw:type="line" svg:x1="13.701cm" svg:y1="10.895cm" svg:x2="13.701cm" svg:y2="13.435cm" draw:start-shape="id4" draw:start-glue-point="4" draw:end-shape="id5" draw:end-glue-point="4" svg:d="m13701 10895v2540">
          <text:p text:style-name="P1">File Path</text:p>
        </draw:connector>
        <draw:connector draw:style-name="gr6" draw:text-style-name="P1" draw:layer="layout" draw:type="line" svg:x1="15.604cm" svg:y1="10.895cm" svg:x2="15.604cm" svg:y2="13.435cm" draw:start-shape="id4" draw:start-glue-point="5" draw:end-shape="id5" draw:end-glue-point="5" svg:d="m15604 10895v2540">
          <text:p text:style-name="P1">Deserialized</text:p>
          <text:p text:style-name="P1">Data</text:p>
        </draw:connector>
        <draw:connector draw:style-name="gr8" draw:text-style-name="P1" draw:layer="layout" draw:type="line" svg:x1="13.065cm" svg:y1="10.26cm" svg:x2="9.255cm" svg:y2="10.26cm" draw:start-shape="id4" draw:start-glue-point="3" draw:end-shape="id6" draw:end-glue-point="1" svg:d="m13065 10260h-3810">
          <text:p text:style-name="P1">pycups</text:p>
        </draw:connector>
        <draw:connector draw:style-name="gr9" draw:text-style-name="P1" draw:layer="layout" draw:type="line" svg:x1="6.08cm" svg:y1="10.26cm" svg:x2="4.175cm" svg:y2="10.261cm" draw:start-shape="id6" draw:end-shape="id7" draw:end-glue-point="7" svg:d="m6080 10260-1905 1">
          <text:p/>
        </draw:connector>
        <draw:connector draw:style-name="gr10" draw:text-style-name="P1" draw:layer="layout" svg:x1="14.63cm" svg:y1="2.905cm" svg:x2="11.16cm" svg:y2="4.175cm" draw:start-shape="id2" draw:start-glue-point="3" draw:end-shape="id8" draw:end-glue-point="1" svg:d="m14630 2905h-1735v1270h-1735">
          <text:p/>
        </draw:connector>
        <draw:connector draw:style-name="gr11" draw:text-style-name="P1" draw:layer="layout" svg:x1="14.63cm" svg:y1="5.445cm" svg:x2="11.16cm" svg:y2="4.175cm" draw:start-shape="id3" draw:start-glue-point="3" draw:end-shape="id8" draw:end-glue-point="1" svg:d="m14630 5445h-1735v-1270h-1735">
          <text:p text:style-name="P1">Local Execution</text:p>
        </draw:connector>
        <draw:connector draw:style-name="gr12" draw:text-style-name="P1" draw:layer="layout" draw:type="line" svg:x1="7.985cm" svg:y1="4.175cm" svg:x2="4.81cm" svg:y2="4.158cm" draw:start-shape="id8" draw:start-glue-point="3" draw:end-shape="id9" draw:end-glue-point="8" svg:d="m7985 4175-3175-17">
          <text:p/>
        </draw:connector>
        <draw:custom-shape draw:style-name="gr13" draw:text-style-name="P1" xml:id="id6" draw:id="id6" draw:layer="layout" svg:width="3.175cm" svg:height="2.54cm" svg:x="6.08cm" svg:y="8.99cm">
          <text:p text:style-name="P1">CUP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svg:x1="9.89cm" svg:y1="16.558cm" svg:x2="7.667cm" svg:y2="11.53cm" draw:start-shape="id10" draw:start-glue-point="6" draw:end-shape="id6" svg:d="m9890 16558h-2223v-5028">
          <text:p/>
        </draw:connector>
        <draw:connector draw:style-name="gr8" draw:text-style-name="P1" draw:layer="layout" svg:x1="14.652cm" svg:y1="14.705cm" svg:x2="11.795cm" svg:y2="16.558cm" draw:start-shape="id5" draw:start-glue-point="2" draw:end-shape="id10" draw:end-glue-point="8" svg:d="m14652 14705v1853h-2857">
          <text:p text:style-name="P1">Rendered PDF File</text:p>
          <text:p text:style-name="P1">(or other cups printable file)</text:p>
        </draw:connector>
        <draw:frame draw:style-name="gr14" draw:text-style-name="P4" draw:layer="layout" svg:width="8.067cm" svg:height="0.806cm" svg:x="18.873cm" svg:y="19.784cm">
          <draw:text-box>
            <text:p><text:span text:style-name="T3">JIRA Autoprinter Service Layout</text:span></text:p>
          </draw:text-box>
        </draw:frame>
        <draw:custom-shape draw:style-name="gr15" draw:text-style-name="P1" draw:layer="layout" svg:width="9.525cm" svg:height="2.54cm" svg:x="13.7cm" svg:y="1.535cm">
          <text:p text:style-name="P1">Phase 2: JIRA Plugin</text:p>
          <draw:enhanced-geometry svg:viewBox="0 0 21600 21600" draw:type="rectangle" draw:enhanced-path="M 0 0 L 21600 0 21600 21600 0 21600 0 0 Z N"/>
        </draw:custom-shape>
        <draw:custom-shape draw:style-name="gr16" draw:text-style-name="P1" xml:id="id11" draw:id="id11" draw:layer="layout" svg:width="5.08cm" svg:height="3.175cm" svg:x="1.635cm" svg:y="12.43cm">
          <text:p text:style-name="P1">Kanban</text:p>
          <draw:enhanced-geometry svg:viewBox="0 0 21600 21600" draw:type="rectangle" draw:enhanced-path="M 0 0 L 21600 0 21600 21600 0 21600 0 0 Z N"/>
        </draw:custom-shape>
        <draw:custom-shape draw:style-name="gr1" draw:text-style-name="P1" draw:layer="layout" svg:width="1.905cm" svg:height="1.27cm" svg:x="1.97cm" svg:y="13.7cm">
          <text:p text:style-name="P1">Issue Card</text:p>
          <draw:enhanced-geometry svg:viewBox="0 0 21600 21600" draw:glue-points="10800 0 0 10800 10800 21600 21600 10800" draw:text-areas="0 0 21600 ?f11" draw:type="paper" draw:modifiers="15922.35047219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layer="layout" svg:width="1.905cm" svg:height="1.27cm" svg:x="4.375cm" svg:y="13.7cm">
          <text:p text:style-name="P1">Issue Card</text:p>
          <draw:enhanced-geometry svg:viewBox="0 0 21600 21600" draw:glue-points="10800 0 0 10800 10800 21600 21600 10800" draw:text-areas="0 0 21600 ?f11" draw:type="paper" draw:modifiers="15922.35047219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9" draw:text-style-name="P1" draw:layer="layout" svg:x1="3.223cm" svg:y1="11.213cm" svg:x2="4.175cm" svg:y2="12.43cm" draw:start-shape="id7" draw:start-glue-point="6" draw:end-shape="id11" draw:end-glue-point="0" svg:d="m3223 11213v608h952v609">
          <text:p/>
        </draw:connector>
        <draw:custom-shape draw:style-name="gr17" draw:text-style-name="P5" xml:id="id12" draw:id="id12" draw:layer="layout" svg:width="3.175cm" svg:height="1.27cm" svg:x="2.27cm" svg:y="17.81cm">
          <text:p text:style-name="P1"><text:span text:style-name="T4">Smart Phone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line-skew="0.769cm" svg:x1="5.445cm" svg:y1="18.445cm" svg:x2="25.13cm" svg:y2="2.905cm" draw:start-shape="id12" draw:start-glue-point="1" draw:end-shape="id1" draw:end-glue-point="1" svg:d="m5445 18445h20955v-15540h-1270">
          <text:p/>
        </draw:connector>
        <draw:custom-shape draw:style-name="gr15" draw:text-style-name="P1" draw:layer="layout" svg:width="5.08cm" svg:height="3.81cm" svg:x="1.635cm" svg:y="15.905cm">
          <text:p text:style-name="P1">Phase 3: IPhone App</text:p>
          <draw:enhanced-geometry svg:viewBox="0 0 21600 21600" draw:type="rectangle" draw:enhanced-path="M 0 0 L 21600 0 21600 21600 0 21600 0 0 Z N"/>
        </draw:custom-shape>
        <draw:custom-shape draw:style-name="gr19" draw:text-style-name="P5" draw:layer="layout" svg:width="2.54cm" svg:height="1.905cm" svg:x="3.54cm" svg:y="16.54cm">
          <text:p text:style-name="P1"><text:span text:style-name="T4">Camera</text:span></text:p>
          <text:p text:style-name="P1"><text:span text:style-name="T4">Snap</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4" draw:layer="layout" svg:width="4.21cm" svg:height="0.645cm" svg:x="17.745cm" svg:y="12.43cm">
          <draw:text-box>
            <text:p>Phase 1: Core Services</text:p>
          </draw:text-box>
        </draw:frame>
        <draw:custom-shape draw:style-name="gr1" draw:text-style-name="P1" xml:id="id13" draw:id="id13" draw:layer="layout" svg:width="3.175cm" svg:height="1.27cm" svg:x="18.78cm" svg:y="9.655cm">
          <text:p text:style-name="P1">Authentication</text:p>
          <draw:enhanced-geometry svg:viewBox="0 0 21600 21600" draw:text-areas="2540 0 19060 21600" draw:type="flowchart-predefined-process" draw:enhanced-path="M 0 0 L 21600 0 21600 21600 0 21600 Z N M 2540 0 L 2540 21600 N M 19060 0 L 19060 21600 N"/>
        </draw:custom-shape>
        <draw:connector draw:style-name="gr11" draw:text-style-name="P1" draw:layer="layout" draw:type="line" svg:x1="16.24cm" svg:y1="10.26cm" svg:x2="18.78cm" svg:y2="10.29cm" draw:start-shape="id4" draw:start-glue-point="1" draw:end-shape="id13" svg:d="m16240 10260 2540 30">
          <text:p text:style-name="P1">OAuth</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3cm" draw:marker-start-center="false" draw:marker-end-width="0.3cm" draw:marker-end-center="false" draw:fill="solid" draw:fill-color="#e6e6e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_25_20Chart" style:display-name="Default%20Char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4-22T16:27:12</meta:creation-date>
    <dc:title>Default Chart</dc:title>
    <meta:editing-duration>P2DT2H5M52S</meta:editing-duration>
    <meta:editing-cycles>9</meta:editing-cycles>
    <meta:generator>LibreOffice/3.4$Unix LibreOffice_project/340m1$Build-402</meta:generator>
    <dc:date>2012-05-05T10:01:58</dc:date>
    <meta:document-statistic meta:object-count="35"/>
    <meta:template xlink:type="simple" xlink:actuate="onRequest" xlink:title="Default Chart" xlink:href="../../../../../Users/Josh/Library/Application%20Support/LibreOffice/3/user/template/Default%20Chart.otg" meta:date="2012-04-22T16:27:10"/>
  </office:meta>
</office:document-meta>
</file>